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Gut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m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3Backend.e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Message</text:p>
          </table:table-cell>
          <table:table-cell office:value-type="string" table:style-name="ce1">
            <text:p><text:s/>Elements</text:p>
          </table:table-cell>
          <table:table-cell office:value-type="string" table:style-name="ce1">
            <text:p><text:s/>Introduced in</text:p>
          </table:table-cell>
          <table:table-cell office:value-type="string" table:style-name="ce1">
            <text:p><text:s/>Resolved in</text:p>
          </table:table-cell>
          <table:table-cell office:value-type="string" table:style-name="ce1">
            <text:p><text:s/>Consistency Rule</text:p>
          </table:table-cell>
          <table:table-cell office:value-type="string" table:style-name="ce1">
            <text:p><text:s/>Repair Rules</text:p>
          </table:table-cell>
          <table:table-cell office:value-type="string" table:style-name="ce1">
            <text:p><text:s/>fixable</text:p>
          </table:table-cell>
          <table:table-cell office:value-type="string" table:style-name="ce1">
            <text:p><text:s/>fixed as observe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heGenericTypeAssociatedWithTheClassifierShouldHaveTypeArgumentsToMatchTheNumberOfTypeParametersOfTheClassifier</text:p>
          </table:table-cell>
          <table:table-cell office:value-type="string" table:style-name="ce2">
            <text:p><text:s/>The generic type associated with the 'EJavaClass' classifier should have 1 type argument(s) to match the number of type parameter(s) of the classifier<text:s/></text:p>
          </table:table-cell>
          <table:table-cell office:value-type="string" table:style-name="ce2">
            <text:p><text:s/>b3backend.B3MetaClass.instanceClass.org.eclipse.emf.ecore.impl.EGenericTypeImpl, ecore.EGenericType.eTypeArguments</text:p>
          </table:table-cell>
          <table:table-cell office:value-type="string" table:style-name="ce2">
            <text:p><text:s/>039 - B3Backend.ecore</text:p>
          </table:table-cell>
          <table:table-cell office:value-type="string" table:style-name="ce2">
            <text:p><text:s/>046 - B3Backend.ecore-</text:p>
          </table:table-cell>
          <table:table-cell office:value-type="string" table:style-name="ce2">
            <text:p>TheGenericTypeAssociatedWithTheClassifierShouldHaveTypeArgumentsToMatchTheNumberOfTypeParametersOfTheClassifier</text:p>
          </table:table-cell>
          <table:table-cell office:value-type="string" table:style-name="ce2">
            <text:p>\org.sidiff.ecore.testdata.history.b3backend\rules\EGenericTypeArgumentsNeeded\egeneric_type_arguments_needed_(variant_004_1)_execute.henshin</text:p>
          </table:table-cell>
          <table:table-cell office:value-type="string" table:style-name="ce2">
            <text:p>true</text:p>
          </table:table-cell>
          <table:table-cell office:value-type="string" table:style-name="ce2">
            <text:p>true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- Overvie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Count</text:p>
          </table:table-cell>
          <table:table-cell office:value-type="string" table:style-name="ce1">
            <text:p><text:s/>Location</text:p>
          </table:table-cell>
          <table:table-cell office:value-type="string" table:style-name="ce1">
            <text:p><text:s/>Resolved</text:p>
          </table:table-cell>
          <table:table-cell office:value-type="string" table:style-name="ce1">
            <text:p>fixable</text:p>
          </table:table-cell>
          <table:table-cell office:value-type="string" table:style-name="ce1">
            <text:p>fixed as observ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heGenericTypeAssociatedWithTheClassifierShouldHaveTypeArgumentsToMatchTheNumberOfTypeParametersOfTheClassifi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3Backend.eco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 Pietsch</meta:initial-creator>
    <dc:creator>Christopher Pietsch</dc:creator>
    <meta:creation-date>2017-08-24T19:34:24Z</meta:creation-date>
    <dc:date>2017-08-25T09:10:57Z</dc:date>
    <meta:editing-duration>PT0S</meta:editing-duration>
  </office:meta>
</office:document-meta>
</file>